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blackandwhite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>
        <draw:frame draw:style-name="gr1" draw:layer="layout" svg:width="10.052cm" svg:height="0.962cm" svg:x="10cm" svg:y="10cm">
          <draw:text-box>
            <text:p>THIS IS A TEST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swaldo Hernandez</meta:initial-creator>
    <meta:creation-date>2010-08-13T12:08:04</meta:creation-date>
    <meta:editing-duration>PT00H01M21S</meta:editing-duration>
    <meta:editing-cycles>2</meta:editing-cycles>
    <dc:date>2010-08-13T12:09:01</dc:date>
    <dc:creator>Oswaldo Hernandez</dc:creator>
    <meta:document-statistic meta:object-count="35"/>
    <meta:generator>OpenOffice.org/3.1$Unix OpenOffice.org_project/310m19$Build-9420</meta:generator>
  </office:meta>
</office:document-meta>
</file>